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000000780000004388847733ED2C9088C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co1" style:family="table-column">
      <style:table-column-properties style:column-width="3.871cm" style:use-optimal-column-width="false"/>
    </style:style>
    <style:style style:name="co2" style:family="table-column">
      <style:table-column-properties style:column-width="21.328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19.296cm" style:use-optimal-column-width="false"/>
    </style:style>
    <style:style style:name="co5" style:family="table-column">
      <style:table-column-properties style:column-width="5.734cm" style:use-optimal-column-width="false"/>
    </style:style>
    <style:style style:name="co6" style:family="table-column">
      <style:table-column-properties style:column-width="19.465cm" style:use-optimal-column-width="false"/>
    </style:style>
    <style:style style:name="ro1" style:family="table-row">
      <style:table-row-properties style:row-height="1.31cm"/>
    </style:style>
    <style:style style:name="ro2" style:family="table-row">
      <style:table-row-properties style:row-height="1.408cm"/>
    </style:style>
    <style:style style:name="ro3" style:family="table-row">
      <style:table-row-properties style:row-height="1.159cm"/>
    </style:style>
    <style:style style:name="ro4" style:family="table-row">
      <style:table-row-properties style:row-height="1.371cm"/>
    </style:style>
    <style:style style:name="ce1" style:family="table-cell">
      <loext:graphic-properties draw:fill="none"/>
      <style:paragraph-properties fo:border="0.03pt solid #333333"/>
      <style:text-properties style:font-name="Courier 10 Pitch" fo:font-size="22pt" style:font-size-asian="22pt" style:font-size-complex="22pt"/>
    </style:style>
    <style:style style:name="ce2" style:family="table-cell">
      <loext:graphic-properties draw:fill="none"/>
      <style:paragraph-properties fo:border="0.03pt solid #333333"/>
      <style:text-properties style:font-name="Courier 10 Pitch" fo:font-size="22pt" fo:font-style="normal" style:font-size-asian="22pt" style:font-style-asian="normal" style:font-size-complex="22pt" style:font-style-complex="normal"/>
    </style:style>
    <style:style style:name="ce3" style:family="table-cell">
      <loext:graphic-properties draw:fill="none"/>
      <style:paragraph-properties fo:border="0.03pt solid #333333"/>
      <style:text-properties fo:font-size="22pt" style:font-size-asian="22pt" style:font-size-complex="22pt"/>
    </style:style>
    <style:style style:name="ce4" style:family="table-cell">
      <loext:graphic-properties draw:fill="none"/>
      <style:paragraph-properties fo:border="0.03pt solid #333333"/>
      <style:text-properties style:font-name="Courier 10 Pitch1" fo:font-size="22pt" style:font-size-asian="22pt" style:font-size-complex="22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style:font-name="Courier 10 Pitch" fo:font-size="22pt" style:font-size-asian="22pt" style:font-size-complex="22pt"/>
    </style:style>
    <style:style style:name="P4" style:family="paragraph">
      <style:text-properties style:font-name="Courier 10 Pitch" fo:font-size="22pt" fo:font-style="normal" style:font-size-asian="22pt" style:font-style-asian="normal" style:font-size-complex="22pt" style:font-style-complex="normal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style:font-name="Courier 10 Pitch1" fo:font-size="22pt" style:font-size-asian="22pt" style:font-size-complex="22pt"/>
    </style:style>
    <style:style style:name="T1" style:family="text">
      <style:text-properties style:font-size-asian="32pt"/>
    </style:style>
    <style:style style:name="T2" style:family="text">
      <style:text-properties style:font-name="Courier 10 Pitch"/>
    </style:style>
    <style:style style:name="T3" style:family="text">
      <style:text-properties style:use-window-font-color="true" style:font-name="Courier 10 Pitch" fo:font-size="22pt" style:letter-kerning="true" style:font-name-asian="Noto Sans CJK SC Regular" style:font-size-asian="22pt" style:font-name-complex="Noto Sans CJK SC Regular" style:font-size-complex="22pt"/>
    </style:style>
    <style:style style:name="T4" style:family="text">
      <style:text-properties style:font-name="Courier 10 Pitch" fo:font-size="22pt" style:font-size-asian="22pt" style:font-size-complex="22pt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3</text:span><text:span text:style-name="T1">讲 文件系统和目录结构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文件系统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文件系统是操作系统用于在外部存储设备(主要是硬盘)上组织文件的机制。不同的文件系统组织文件的方式不同，性能会有差异。</text:p>
              </text:list-item>
              <text:list-item>
                <text:p>常见的文件系统格式有：FAT32、NTFS、Ext3、Ext4、 HFS 等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系统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Ubuntu-18.04安装时默认使用Ext4文件系统。</text:p>
              </text:list-item>
              <text:list-item>
                <text:p>Ext4是第四代扩展文件系统(Fourth Extended Filesystem)的缩写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的文件系统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Linux内核从2.6.28版本开始采用Ext4文件系统。</text:p>
              </text:list-item>
              <text:list-item>
                <text:p>Ext4文件系统在Ext3的基础之上做了很多改进，引入了大量新功能,使Linux系统的性能有了很大的提高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支持的文件系统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inux支持所有当前主流的文件系统。所以，在Linux上可以访问其他格式的存储设备。</text:p>
              </text:list-item>
              <text:list-item>
                <text:p>比如：Windows系统分区使用的NTFS格式，FAT格式的U盘都可以直接读写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结构</text:p>
          </draw:text-box>
        </draw:frame>
        <draw:frame presentation:style-name="pr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Linux没有‘盘符’的概念。在Windows上的C盘、D盘这种方式在Linux中是没有的。</text:p>
              </text:list-item>
              <text:list-item>
                <text:p>Linux通过一个整体的目录树组织文件。</text:p>
              </text:list-item>
              <text:list-item>
                <text:p>Linux使用 /表示根目录,也就是整个目录树的顶层。其他的目录都位于/之下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结构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Linux启动时会把磁盘存储的文件信息映射为内存中的树型结构。</text:p>
              </text:list-item>
              <text:list-item>
                <text:p>我们在操作中用到的目录结构,是建立在内存中的目录结构,要与磁盘文件系统中的目录结构区分开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结构</text:p>
          </draw:text-box>
        </draw:frame>
        <draw:frame presentation:style-name="pr4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所有的目录都至少包含两个子目录：. 和 ..。 </text:p>
              </text:list-item>
              <text:list-item>
                <text:p>. 表示当前目录。</text:p>
              </text:list-item>
              <text:list-item>
                <text:p>.. 表示上一层目录。</text:p>
              </text:list-item>
              <text:list-item>
                <text:p>/也有 .. ，但是指向的是自己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最常使用的命令：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ls绝对可以作为Linux系统最常使用的命令之一。</text:p>
              </text:list-item>
              <text:list-item>
                <text:p>这个命令用于查看文件/目录的信息。</text:p>
              </text:list-item>
              <text:list-item>
                <text:p>直接输入ls默认显示当前目录的情况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最常使用的命令：c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另一个经常使用的命令是：cd。</text:p>
              </text:list-item>
              <text:list-item>
                <text:p>这个命令用于切换工作目录。</text:p>
              </text:list-item>
              <text:list-item>
                <text:p>直接输入cd默认会切换到用户主目录。</text:p>
              </text:list-item>
              <text:list-item>
                <text:p>使用cd [目录名]切换到指定目录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说明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目录</text:p>
              </table:table-cell>
              <table:table-cell>
                <text:p text:style-name="P3">说明</text:p>
              </table:table-cell>
            </table:table-row>
            <table:table-row table:style-name="ro2" table:default-cell-style-name="ce1">
              <table:table-cell>
                <text:p text:style-name="P3">/</text:p>
              </table:table-cell>
              <table:table-cell>
                <text:p text:style-name="P3"><text:span text:style-name="T2">系统根目录</text:span></text:p>
              </table:table-cell>
            </table:table-row>
            <table:table-row table:style-name="ro2" table:default-cell-style-name="ce1">
              <table:table-cell>
                <text:p text:style-name="P3">/usr</text:p>
              </table:table-cell>
              <table:table-cell>
                <text:p text:style-name="P3"><text:span text:style-name="T2">用户的程序，配置等信息都放在这个目录下</text:span></text:p>
              </table:table-cell>
            </table:table-row>
            <table:table-row table:style-name="ro3" table:default-cell-style-name="ce1">
              <table:table-cell>
                <text:p text:style-name="P3">/home</text:p>
              </table:table-cell>
              <table:table-cell>
                <text:p text:style-name="P3">默认创建用户会在此目录下创建用户主目录</text:p>
              </table:table-cell>
            </table:table-row>
            <table:table-row table:style-name="ro3" table:default-cell-style-name="ce1">
              <table:table-cell>
                <text:p text:style-name="P3">/etc</text:p>
              </table:table-cell>
              <table:table-cell>
                <text:p text:style-name="P3">存放系统配置文件、服务脚本，一些程序配置文件也在此</text:p>
              </table:table-cell>
            </table:table-row>
            <table:table-row table:style-name="ro4" table:default-cell-style-name="ce1">
              <table:table-cell>
                <text:p text:style-name="P3">/bin</text:p>
              </table:table-cell>
              <table:table-cell>
                <text:p text:style-name="P3"><text:span text:style-name="T2">常用命令所在目录，此目录和</text:span><text:span text:style-name="T2">/sbin</text:span><text:span text:style-name="T2">存放系统最核心的命令</text:span></text:p>
              </table:table-cell>
            </table:table-row>
            <table:table-row table:style-name="ro2" table:default-cell-style-name="ce1">
              <table:table-cell>
                <text:p text:style-name="P3">/sbin</text:p>
              </table:table-cell>
              <table:table-cell>
                <text:p text:style-name="P3">常用命令所在目录，只有超级用户才可以运行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说明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目录</text:p>
              </table:table-cell>
              <table:table-cell>
                <text:p text:style-name="P3">说明</text:p>
              </table:table-cell>
            </table:table-row>
            <table:table-row table:style-name="ro1" table:default-cell-style-name="ce1">
              <table:table-cell>
                <text:p text:style-name="P3">/root</text:p>
              </table:table-cell>
              <table:table-cell>
                <text:p text:style-name="P3">root用户主目录</text:p>
              </table:table-cell>
            </table:table-row>
            <table:table-row table:style-name="ro2" table:default-cell-style-name="ce1">
              <table:table-cell>
                <text:p text:style-name="P3">/boot</text:p>
              </table:table-cell>
              <table:table-cell>
                <text:p text:style-name="P3"><text:span text:style-name="T2">系统启动文件所在目录，包括</text:span><text:span text:style-name="T2">grub</text:span><text:span text:style-name="T2">以及内核等</text:span></text:p>
              </table:table-cell>
            </table:table-row>
            <table:table-row table:style-name="ro2" table:default-cell-style-name="ce1">
              <table:table-cell>
                <text:p text:style-name="P3">/lib</text:p>
              </table:table-cell>
              <table:table-cell>
                <text:p text:style-name="P3"><text:span text:style-name="T2">程序链接库所在目录</text:span></text:p>
              </table:table-cell>
            </table:table-row>
            <table:table-row table:style-name="ro3" table:default-cell-style-name="ce1">
              <table:table-cell>
                <text:p text:style-name="P3">/dev</text:p>
              </table:table-cell>
              <table:table-cell>
                <text:p text:style-name="P3">设备文件目录，外接设备会在此目录映射为一个文件</text:p>
              </table:table-cell>
            </table:table-row>
            <table:table-row table:style-name="ro3" table:default-cell-style-name="ce1">
              <table:table-cell>
                <text:p text:style-name="P3">/media</text:p>
              </table:table-cell>
              <table:table-cell>
                <text:p text:style-name="P3">U盘、光盘等外接存储会挂载到此目录。</text:p>
              </table:table-cell>
            </table:table-row>
            <table:table-row table:style-name="ro3" table:default-cell-style-name="ce1">
              <table:table-cell>
                <text:p text:style-name="P3">/proc</text:p>
              </table:table-cell>
              <table:table-cell>
                <text:p text:style-name="P3"><text:span text:style-name="T3">虚拟目录，系统信息、进程信息等在</text:span><text:span text:style-name="T4">以文件形式</text:span><text:span text:style-name="T4">此目录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Linux目录说明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目录</text:p>
              </table:table-cell>
              <table:table-cell>
                <text:p text:style-name="P3">说明</text:p>
              </table:table-cell>
            </table:table-row>
            <table:table-row table:style-name="ro2" table:default-cell-style-name="ce1">
              <table:table-cell>
                <text:p text:style-name="P3">/var</text:p>
              </table:table-cell>
              <table:table-cell>
                <text:p text:style-name="P3">软件安装包信息、日志文件等所在目录</text:p>
              </table:table-cell>
            </table:table-row>
            <table:table-row table:style-name="ro2" table:default-cell-style-name="ce1">
              <table:table-cell>
                <text:p text:style-name="P3">/sys</text:p>
              </table:table-cell>
              <table:table-cell>
                <text:p text:style-name="P3"><text:span text:style-name="T2">硬件设备驱动程序所在目录</text:span></text:p>
              </table:table-cell>
            </table:table-row>
            <table:table-row table:style-name="ro3" table:default-cell-style-name="ce1">
              <table:table-cell>
                <text:p text:style-name="P3">/lost+found</text:p>
              </table:table-cell>
              <table:table-cell>
                <text:p text:style-name="P3"><text:span text:style-name="T4">一般为空，系统异常关机时会有一些信息存入此目录</text:span></text:p>
              </table:table-cell>
            </table:table-row>
            <table:table-row table:style-name="ro3" table:default-cell-style-name="ce1">
              <table:table-cell>
                <text:p text:style-name="P3">/tmp</text:p>
              </table:table-cell>
              <table:table-cell>
                <text:p text:style-name="P3">临时文件所在目录</text:p>
              </table:table-cell>
            </table:table-row>
            <table:table-row table:style-name="ro3">
              <table:table-cell table:style-name="ce2">
                <text:p text:style-name="P4"><text:span text:style-name="T5">/usr/bin</text:span></text:p>
              </table:table-cell>
              <table:table-cell table:style-name="ce1">
                <text:p text:style-name="P3"><text:span text:style-name="T3">虚拟目录，系统信息、进程信息等在</text:span><text:span text:style-name="T4">以文件形式</text:span><text:span text:style-name="T4">此目录</text:span></text:p>
              </table:table-cell>
            </table:table-row>
            <table:table-row table:style-name="ro4" table:default-cell-style-name="ce1">
              <table:table-cell>
                <text:p text:style-name="P3">/usr/sbin</text:p>
              </table:table-cell>
              <table:table-cell>
                <text:p text:style-name="P3"><text:span text:style-name="T2">用户程序所在目录，需要超级用户权限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ls命令常用参数</text:p>
          </draw:text-box>
        </draw:frame>
        <draw:frame draw:style-name="standard" draw:layer="layout" svg:width="25.198cm" svg:height="9.855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5">命令</text:p>
              </table:table-cell>
              <table:table-cell>
                <text:p text:style-name="P5">说明</text:p>
              </table:table-cell>
            </table:table-row>
            <table:table-row table:style-name="ro2">
              <table:table-cell table:style-name="ce4">
                <text:p text:style-name="P6">ls -a</text:p>
              </table:table-cell>
              <table:table-cell table:style-name="ce3">
                <text:p text:style-name="P5">显示所有文件，包括隐藏文件</text:p>
              </table:table-cell>
            </table:table-row>
            <table:table-row table:style-name="ro2">
              <table:table-cell table:style-name="ce4">
                <text:p text:style-name="P6">ls -l</text:p>
              </table:table-cell>
              <table:table-cell table:style-name="ce3">
                <text:p text:style-name="P5">显示详细信息</text:p>
              </table:table-cell>
            </table:table-row>
            <table:table-row table:style-name="ro2">
              <table:table-cell table:style-name="ce4">
                <text:p text:style-name="P6">ls -R</text:p>
              </table:table-cell>
              <table:table-cell table:style-name="ce3">
                <text:p text:style-name="P5">递归显示目录</text:p>
              </table:table-cell>
            </table:table-row>
            <table:table-row table:style-name="ro2">
              <table:table-cell table:style-name="ce4">
                <text:p text:style-name="P6">ls -sh</text:p>
              </table:table-cell>
              <table:table-cell table:style-name="ce3">
                <text:p text:style-name="P5">以易读的方式显示文件大小</text:p>
              </table:table-cell>
            </table:table-row>
            <table:table-row table:style-name="ro2">
              <table:table-cell table:style-name="ce4">
                <text:p text:style-name="P6">ls -S</text:p>
              </table:table-cell>
              <table:table-cell table:style-name="ce3">
                <text:p text:style-name="P5">按文件大小排序显示，大文件在前</text:p>
              </table:table-cell>
            </table:table-row>
            <table:table-row table:style-name="ro2">
              <table:table-cell table:style-name="ce4">
                <text:p text:style-name="P6">ls -t</text:p>
              </table:table-cell>
              <table:table-cell table:style-name="ce3">
                <text:p text:style-name="P5">以创建时间排序显示，最近创建的在前面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cd命令常用参数</text:p>
          </draw:text-box>
        </draw:frame>
        <draw:frame draw:style-name="standard" draw:layer="layout" svg:width="25.198cm" svg:height="7.039cm" svg:x="1.4cm" svg:y="3.68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ce3">
              <table:table-cell>
                <text:p text:style-name="P5">命令</text:p>
              </table:table-cell>
              <table:table-cell>
                <text:p text:style-name="P5">说明</text:p>
              </table:table-cell>
            </table:table-row>
            <table:table-row table:style-name="ro2">
              <table:table-cell table:style-name="ce4">
                <text:p text:style-name="P6">cd</text:p>
              </table:table-cell>
              <table:table-cell table:style-name="ce3">
                <text:p text:style-name="P5">在任何目录下，直接输入cd都会切换到用户主目录</text:p>
              </table:table-cell>
            </table:table-row>
            <table:table-row table:style-name="ro2">
              <table:table-cell table:style-name="ce4">
                <text:p text:style-name="P6">cd ..</text:p>
              </table:table-cell>
              <table:table-cell table:style-name="ce3">
                <text:p text:style-name="P5">回到上一层目录，在/下输入cd ..还是在/</text:p>
              </table:table-cell>
            </table:table-row>
            <table:table-row table:style-name="ro2">
              <table:table-cell table:style-name="ce4">
                <text:p text:style-name="P6">cd -</text:p>
              </table:table-cell>
              <table:table-cell table:style-name="ce3">
                <text:p text:style-name="P5">回到刚才的目录</text:p>
              </table:table-cell>
            </table:table-row>
            <table:table-row table:style-name="ro2">
              <table:table-cell table:style-name="ce4">
                <text:p text:style-name="P6">cd [目录名]</text:p>
              </table:table-cell>
              <table:table-cell table:style-name="ce3">
                <text:p text:style-name="P5">切换到指定目录，比如 cd <text:s/>/tmp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查看存储占用情况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系统默认提供了df命令查看硬盘的存储使用情况。</text:p>
              </text:list-item>
              <text:list-item>
                <text:p>默认情况按照字节显示，可读性差。</text:p>
              </text:list-item>
              <text:list-item>
                <text:p>使用df -TH会根据大小按照B、K、M等单位显示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1c1c1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05T14:38:13.224315219</dc:date>
    <meta:editing-duration>PT1H40M37S</meta:editing-duration>
    <meta:editing-cycles>55</meta:editing-cycles>
    <meta:generator>LibreOffice/6.0.7.3$Linux_X86_64 LibreOffice_project/00m0$Build-3</meta:generator>
    <meta:document-statistic meta:object-count="85"/>
  </office:meta>
</office:document-meta>
</file>